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T2" style:parent-style-name="Standaardalinea-lettertype" style:family="text">
      <style:text-properties style:text-position="super 63.6%"/>
    </style:style>
    <style:style style:name="T3" style:parent-style-name="Standaardalinea-lettertype" style:family="text">
      <style:text-properties style:text-position="super 63.6%"/>
    </style:style>
    <style:style style:name="T4" style:parent-style-name="Standaardalinea-lettertype" style:family="text">
      <style:text-properties style:text-position="super 63.6%"/>
    </style:style>
    <style:style style:name="T5" style:parent-style-name="Standaardalinea-lettertype" style:family="text">
      <style:text-properties style:text-position="super 63.6%"/>
    </style:style>
    <style:style style:name="T6" style:parent-style-name="Standaardalinea-lettertype" style:family="text">
      <style:text-properties fo:language="fr" fo:country="FR"/>
    </style:style>
    <style:style style:name="P7" style:parent-style-name="Standaard" style:family="paragraph">
      <style:text-properties fo:language="fr" fo:country="FR"/>
    </style:style>
    <style:style style:name="P8" style:parent-style-name="Standaard" style:family="paragraph">
      <style:text-properties fo:font-weight="bold" style:font-weight-asian="bold" style:font-weight-complex="bold"/>
    </style:style>
    <style:style style:name="P9" style:parent-style-name="Standaard" style:family="paragraph">
      <style:text-properties fo:font-weight="bold" style:font-weight-asian="bold" style:font-weight-complex="bold"/>
    </style:style>
    <style:style style:name="T10" style:parent-style-name="Standaardalinea-lettertype" style:family="text">
      <style:text-properties fo:font-weight="bold" style:font-weight-asian="bold" style:font-weight-complex="bold"/>
    </style:style>
    <style:style style:name="T11" style:parent-style-name="Standaardalinea-lettertype" style:family="text">
      <style:text-properties fo:font-weight="bold" style:font-weight-asian="bold" style:font-weight-complex="bold"/>
    </style:style>
    <style:style style:name="T12" style:parent-style-name="Standaardalinea-lettertype" style:family="text">
      <style:text-properties fo:font-weight="bold" style:font-weight-asian="bold" style:font-weight-complex="bold"/>
    </style:style>
    <style:style style:name="T13" style:parent-style-name="Standaardalinea-lettertype" style:family="text">
      <style:text-properties fo:font-weight="bold" style:font-weight-asian="bold" style:font-weight-complex="bold"/>
    </style:style>
    <style:style style:name="T14" style:parent-style-name="Standaardalinea-lettertype" style:family="text">
      <style:text-properties fo:font-weight="bold" style:font-weight-asian="bold" style:font-weight-complex="bold"/>
    </style:style>
    <style:style style:name="T15" style:parent-style-name="Standaardalinea-lettertype" style:family="text">
      <style:text-properties fo:font-weight="bold" style:font-weight-asian="bold" style:font-weight-complex="bold"/>
    </style:style>
    <style:style style:name="P16" style:parent-style-name="Standaard" style:family="paragraph">
      <style:text-properties fo:font-weight="bold" style:font-weight-asian="bold" style:font-weight-complex="bold"/>
    </style:style>
    <style:style style:name="T17" style:parent-style-name="Standaardalinea-lettertype" style:family="text">
      <style:text-properties fo:font-weight="bold" style:font-weight-asian="bold" style:font-weight-complex="bold"/>
    </style:style>
    <style:style style:name="T18" style:parent-style-name="Standaardalinea-lettertype" style:family="text">
      <style:text-properties fo:font-weight="bold" style:font-weight-asian="bold" style:font-weight-complex="bold"/>
    </style:style>
    <style:style style:name="P19" style:parent-style-name="Standaard" style:family="paragraph">
      <style:text-properties fo:language="en" fo:country="US"/>
    </style:style>
    <style:style style:name="T20" style:parent-style-name="Standaardalinea-lettertype" style:family="text">
      <style:text-properties fo:font-weight="bold" style:font-weight-asian="bold" style:font-weight-complex="bold"/>
    </style:style>
    <style:style style:name="T21" style:parent-style-name="Standaardalinea-lettertype" style:family="text">
      <style:text-properties fo:font-weight="bold" style:font-weight-asian="bold" style:font-weight-complex="bold"/>
    </style:style>
    <style:style style:name="P22" style:parent-style-name="Standaard" style:family="paragraph">
      <style:text-properties fo:font-weight="bold" style:font-weight-asian="bold" style:font-weight-complex="bold" fo:language="en" fo:country="US"/>
    </style:style>
    <style:style style:name="T23" style:parent-style-name="Standaardalinea-lettertype" style:family="text">
      <style:text-properties fo:font-weight="bold" style:font-weight-asian="bold" style:font-weight-complex="bold"/>
    </style:style>
    <style:style style:name="T24" style:parent-style-name="Standaardalinea-lettertype" style:family="text">
      <style:text-properties fo:font-weight="bold" style:font-weight-asian="bold" style:font-weight-complex="bold"/>
    </style:style>
    <style:style style:name="P25" style:parent-style-name="Standaard" style:family="paragraph">
      <style:text-properties fo:language="fr" fo:country="FR"/>
    </style:style>
    <style:style style:name="T26" style:parent-style-name="Standaardalinea-lettertype" style:family="text">
      <style:text-properties fo:font-weight="bold" style:font-weight-asian="bold" style:font-weight-complex="bold"/>
    </style:style>
    <style:style style:name="T27" style:parent-style-name="Standaardalinea-lettertype" style:family="text">
      <style:text-properties fo:font-weight="bold" style:font-weight-asian="bold" style:font-weight-complex="bold"/>
    </style:style>
    <style:style style:name="P28" style:parent-style-name="Standaard" style:family="paragraph">
      <style:text-properties fo:font-weight="bold" style:font-weight-asian="bold" style:font-weight-complex="bold"/>
    </style:style>
    <style:style style:name="T29" style:parent-style-name="Standaardalinea-lettertype" style:family="text">
      <style:text-properties fo:font-weight="bold" style:font-weight-asian="bold" style:font-weight-complex="bold"/>
    </style:style>
    <style:style style:name="P30" style:parent-style-name="Standaard" style:family="paragraph">
      <style:text-properties fo:language="en" fo:country="US"/>
    </style:style>
    <style:style style:name="T31" style:parent-style-name="Standaardalinea-lettertype" style:family="text">
      <style:text-properties fo:font-weight="bold" style:font-weight-asian="bold" style:font-weight-complex="bold"/>
    </style:style>
    <style:style style:name="T32" style:parent-style-name="Standaardalinea-lettertype" style:family="text">
      <style:text-properties fo:font-weight="bold" style:font-weight-asian="bold" style:font-weight-complex="bold"/>
    </style:style>
    <style:style style:name="T33" style:parent-style-name="Standaardalinea-lettertype" style:family="text">
      <style:text-properties fo:font-weight="bold" style:font-weight-asian="bold" style:font-weight-complex="bold"/>
    </style:style>
    <style:style style:name="P34" style:parent-style-name="Standaard" style:family="paragraph">
      <style:text-properties fo:font-weight="bold" style:font-weight-asian="bold" style:font-weight-complex="bold"/>
    </style:style>
    <style:style style:name="T35" style:parent-style-name="Standaardalinea-lettertype" style:family="text">
      <style:text-properties fo:font-weight="bold" style:font-weight-asian="bold" style:font-weight-complex="bold"/>
    </style:style>
    <style:style style:name="T36" style:parent-style-name="Standaardalinea-lettertype" style:family="text">
      <style:text-properties fo:font-weight="bold" style:font-weight-asian="bold" style:font-weight-complex="bold"/>
    </style:style>
    <style:style style:name="T37" style:parent-style-name="Standaardalinea-lettertype" style:family="text">
      <style:text-properties fo:font-weight="bold" style:font-weight-asian="bold" style:font-weight-complex="bold"/>
    </style:style>
    <style:style style:name="P38" style:parent-style-name="Standaard" style:list-style-name="LFO1" style:family="paragraph"/>
    <style:style style:name="T39" style:parent-style-name="Standaardalinea-lettertype" style:family="text">
      <style:text-properties fo:font-weight="bold" style:font-weight-asian="bold" style:font-weight-complex="bold"/>
    </style:style>
    <style:style style:name="P40" style:parent-style-name="Standaard" style:list-style-name="LFO1" style:family="paragraph"/>
    <style:style style:name="T41" style:parent-style-name="Standaardalinea-lettertype" style:family="text">
      <style:text-properties fo:font-weight="bold" style:font-weight-asian="bold" style:font-weight-complex="bold"/>
    </style:style>
    <style:style style:name="P42" style:parent-style-name="Standaard" style:family="paragraph">
      <style:text-properties fo:font-weight="bold" style:font-weight-asian="bold" style:font-weight-complex="bold"/>
    </style:style>
    <style:style style:name="T43" style:parent-style-name="Standaardalinea-lettertype" style:family="text">
      <style:text-properties fo:font-weight="bold" style:font-weight-asian="bold" style:font-weight-complex="bold"/>
    </style:style>
    <style:style style:name="T44" style:parent-style-name="Standaardalinea-lettertype" style:family="text">
      <style:text-properties fo:font-weight="bold" style:font-weight-asian="bold" style:font-weight-complex="bold"/>
    </style:style>
    <style:style style:name="T45" style:parent-style-name="Standaardalinea-lettertype" style:family="text">
      <style:text-properties fo:font-weight="bold" style:font-weight-asian="bold" style:font-weight-complex="bold"/>
    </style:style>
    <style:style style:name="T46" style:parent-style-name="Standaardalinea-lettertype" style:family="text">
      <style:text-properties fo:font-weight="bold" style:font-weight-asian="bold" style:font-weight-complex="bold"/>
    </style:style>
    <style:style style:name="P47" style:parent-style-name="Standaard" style:family="paragraph">
      <style:text-properties fo:font-weight="bold" style:font-weight-asian="bold" style:font-weight-complex="bold"/>
    </style:style>
    <style:style style:name="T48" style:parent-style-name="Standaardalinea-lettertype" style:family="text">
      <style:text-properties fo:font-weight="bold" style:font-weight-asian="bold" style:font-weight-complex="bold"/>
    </style:style>
    <style:style style:name="T49" style:parent-style-name="Standaardalinea-lettertype" style:family="text">
      <style:text-properties fo:font-weight="bold" style:font-weight-asian="bold" style:font-weight-complex="bold"/>
    </style:style>
    <style:style style:name="T50" style:parent-style-name="Standaardalinea-lettertype" style:family="text">
      <style:text-properties fo:font-weight="bold" style:font-weight-asian="bold" style:font-weight-complex="bold"/>
    </style:style>
    <style:style style:name="P51" style:parent-style-name="Standaard" style:family="paragraph">
      <style:text-properties fo:font-weight="bold" style:font-weight-asian="bold" style:font-weight-complex="bold"/>
    </style:style>
    <style:style style:name="P52" style:parent-style-name="Standaard" style:list-style-name="LFO2" style:family="paragraph"/>
    <style:style style:name="T53" style:parent-style-name="Standaardalinea-lettertype" style:family="text">
      <style:text-properties fo:font-weight="bold" style:font-weight-asian="bold" style:font-weight-complex="bold"/>
    </style:style>
    <style:style style:name="T54" style:parent-style-name="Standaardalinea-lettertype" style:family="text">
      <style:text-properties fo:font-style="italic" style:font-style-asian="italic" style:font-style-complex="italic"/>
    </style:style>
    <style:style style:name="P55" style:parent-style-name="Standaard" style:list-style-name="LFO2" style:family="paragraph"/>
    <style:style style:name="T56" style:parent-style-name="Standaardalinea-lettertype" style:family="text">
      <style:text-properties fo:font-weight="bold" style:font-weight-asian="bold" style:font-weight-complex="bold"/>
    </style:style>
    <style:style style:name="P57" style:parent-style-name="Standaard" style:family="paragraph">
      <style:text-properties fo:font-weight="bold" style:font-weight-asian="bold" style:font-weight-complex="bold"/>
    </style:style>
    <style:style style:name="P58" style:parent-style-name="Standaard" style:list-style-name="LFO3" style:family="paragraph"/>
    <style:style style:name="T59" style:parent-style-name="Standaardalinea-lettertype" style:family="text">
      <style:text-properties fo:font-weight="bold" style:font-weight-asian="bold" style:font-weight-complex="bold"/>
    </style:style>
    <style:style style:name="T60" style:parent-style-name="Standaardalinea-lettertype" style:family="text">
      <style:text-properties fo:font-style="italic" style:font-style-asian="italic" style:font-style-complex="italic"/>
    </style:style>
    <style:style style:name="P61" style:parent-style-name="Standaard" style:list-style-name="LFO3" style:family="paragraph"/>
    <style:style style:name="T62" style:parent-style-name="Standaardalinea-lettertype" style:family="text">
      <style:text-properties fo:font-weight="bold" style:font-weight-asian="bold" style:font-weight-complex="bold"/>
    </style:style>
    <style:style style:name="P63" style:parent-style-name="Standaard" style:family="paragraph">
      <style:text-properties fo:font-weight="bold" style:font-weight-asian="bold" style:font-weight-complex="bold"/>
    </style:style>
    <style:style style:name="P64" style:parent-style-name="Standaard" style:list-style-name="LFO4" style:family="paragraph"/>
    <style:style style:name="T65" style:parent-style-name="Standaardalinea-lettertype" style:family="text">
      <style:text-properties fo:font-weight="bold" style:font-weight-asian="bold" style:font-weight-complex="bold"/>
    </style:style>
    <style:style style:name="T66" style:parent-style-name="Standaardalinea-lettertype" style:family="text">
      <style:text-properties fo:font-style="italic" style:font-style-asian="italic" style:font-style-complex="italic"/>
    </style:style>
    <style:style style:name="P67" style:parent-style-name="Standaard" style:list-style-name="LFO4" style:family="paragraph"/>
    <style:style style:name="T68" style:parent-style-name="Standaardalinea-lettertype" style:family="text">
      <style:text-properties fo:font-weight="bold" style:font-weight-asian="bold" style:font-weight-complex="bold"/>
    </style:style>
    <style:style style:name="P69" style:parent-style-name="Standaard" style:family="paragraph">
      <style:text-properties fo:font-weight="bold" style:font-weight-asian="bold" style:font-weight-complex="bold"/>
    </style:style>
    <style:style style:name="P70" style:parent-style-name="Standaard" style:list-style-name="LFO5" style:family="paragraph"/>
    <style:style style:name="T71" style:parent-style-name="Standaardalinea-lettertype" style:family="text">
      <style:text-properties fo:font-weight="bold" style:font-weight-asian="bold" style:font-weight-complex="bold"/>
    </style:style>
    <style:style style:name="T72" style:parent-style-name="Standaardalinea-lettertype" style:family="text">
      <style:text-properties fo:font-style="italic" style:font-style-asian="italic" style:font-style-complex="italic"/>
    </style:style>
    <style:style style:name="P73" style:parent-style-name="Standaard" style:list-style-name="LFO5" style:family="paragraph"/>
    <style:style style:name="T74" style:parent-style-name="Standaardalinea-lettertype" style:family="text">
      <style:text-properties fo:font-weight="bold" style:font-weight-asian="bold" style:font-weight-complex="bold"/>
    </style:style>
    <style:style style:name="P75" style:parent-style-name="Standaard" style:family="paragraph">
      <style:text-properties fo:font-weight="bold" style:font-weight-asian="bold" style:font-weight-complex="bold"/>
    </style:style>
    <style:style style:name="P76" style:parent-style-name="Standaard" style:list-style-name="LFO6" style:family="paragraph"/>
    <style:style style:name="T77" style:parent-style-name="Standaardalinea-lettertype" style:family="text">
      <style:text-properties fo:font-weight="bold" style:font-weight-asian="bold" style:font-weight-complex="bold" fo:language="en" fo:country="US"/>
    </style:style>
    <style:style style:name="T78" style:parent-style-name="Standaardalinea-lettertype" style:family="text">
      <style:text-properties fo:language="en" fo:country="US"/>
    </style:style>
    <style:style style:name="T79" style:parent-style-name="Standaardalinea-lettertype" style:family="text">
      <style:text-properties fo:font-style="italic" style:font-style-asian="italic" style:font-style-complex="italic" fo:language="en" fo:country="US"/>
    </style:style>
    <style:style style:name="P80" style:parent-style-name="Standaard" style:list-style-name="LFO6" style:family="paragraph"/>
    <style:style style:name="T81" style:parent-style-name="Standaardalinea-lettertype" style:family="text">
      <style:text-properties fo:font-weight="bold" style:font-weight-asian="bold" style:font-weight-complex="bold"/>
    </style:style>
    <style:style style:name="P82" style:parent-style-name="Standaard" style:family="paragraph">
      <style:text-properties fo:font-weight="bold" style:font-weight-asian="bold" style:font-weight-complex="bold"/>
    </style:style>
    <style:style style:name="P83" style:parent-style-name="Standaard" style:list-style-name="LFO7" style:family="paragraph"/>
    <style:style style:name="T84" style:parent-style-name="Standaardalinea-lettertype" style:family="text">
      <style:text-properties fo:font-weight="bold" style:font-weight-asian="bold" style:font-weight-complex="bold"/>
    </style:style>
    <style:style style:name="T85" style:parent-style-name="Standaardalinea-lettertype" style:family="text">
      <style:text-properties fo:font-style="italic" style:font-style-asian="italic" style:font-style-complex="italic"/>
    </style:style>
    <style:style style:name="P86" style:parent-style-name="Standaard" style:list-style-name="LFO7" style:family="paragraph"/>
    <style:style style:name="T87" style:parent-style-name="Standaardalinea-lettertype" style:family="text">
      <style:text-properties fo:font-weight="bold" style:font-weight-asian="bold" style:font-weight-complex="bold"/>
    </style:style>
    <style:style style:name="P88" style:parent-style-name="Standaard" style:family="paragraph">
      <style:text-properties fo:font-weight="bold" style:font-weight-asian="bold" style:font-weight-complex="bold"/>
    </style:style>
    <style:style style:name="T89" style:parent-style-name="Standaardalinea-lettertype" style:family="text">
      <style:text-properties fo:font-weight="bold" style:font-weight-asian="bold" style:font-weight-complex="bold"/>
    </style:style>
    <style:style style:name="P90" style:parent-style-name="Standaard" style:list-style-name="LFO8" style:family="paragraph"/>
    <style:style style:name="P91" style:parent-style-name="Standaard" style:list-style-name="LFO8" style:family="paragraph"/>
    <style:style style:name="P92" style:parent-style-name="Standaard" style:list-style-name="LFO8" style:family="paragraph"/>
    <style:style style:name="T93" style:parent-style-name="Standaardalinea-lettertype" style:family="text">
      <style:text-properties fo:font-weight="bold" style:font-weight-asian="bold" style:font-weight-complex="bold"/>
    </style:style>
    <style:style style:name="T94" style:parent-style-name="Standaardalinea-lettertype" style:family="text">
      <style:text-properties fo:font-weight="bold" style:font-weight-asian="bold" style:font-weight-complex="bold"/>
    </style:style>
    <style:style style:name="T95" style:parent-style-name="Standaardalinea-lettertype" style:family="text">
      <style:text-properties fo:font-weight="bold" style:font-weight-asian="bold" style:font-weight-complex="bold"/>
    </style:style>
    <style:style style:name="P96" style:parent-style-name="Standaard" style:family="paragraph">
      <style:text-properties fo:font-weight="bold" style:font-weight-asian="bold" style:font-weight-complex="bold"/>
    </style:style>
    <style:style style:name="T97" style:parent-style-name="Standaardalinea-lettertype" style:family="text">
      <style:text-properties fo:font-weight="bold" style:font-weight-asian="bold" style:font-weight-complex="bold"/>
    </style:style>
    <style:style style:name="P98" style:parent-style-name="Standaard" style:list-style-name="LFO9" style:family="paragraph">
      <style:text-properties fo:language="en" fo:country="US"/>
    </style:style>
    <style:style style:name="P99" style:parent-style-name="Standaard" style:list-style-name="LFO9" style:family="paragraph">
      <style:text-properties fo:language="en" fo:country="US"/>
    </style:style>
    <style:style style:name="P100" style:parent-style-name="Standaard" style:list-style-name="LFO9" style:family="paragraph">
      <style:text-properties fo:language="en" fo:country="US"/>
    </style:style>
    <style:style style:name="P101" style:parent-style-name="Standaard" style:list-style-name="LFO9" style:family="paragraph"/>
    <style:style style:name="T102" style:parent-style-name="Standaardalinea-lettertype" style:family="text">
      <style:text-properties fo:font-weight="bold" style:font-weight-asian="bold" style:font-weight-complex="bold"/>
    </style:style>
    <style:style style:name="T103" style:parent-style-name="Standaardalinea-lettertype" style:family="text">
      <style:text-properties fo:font-weight="bold" style:font-weight-asian="bold" style:font-weight-complex="bold"/>
    </style:style>
    <style:style style:name="T104" style:parent-style-name="Standaardalinea-lettertype" style:family="text">
      <style:text-properties fo:font-weight="bold" style:font-weight-asian="bold" style:font-weight-complex="bold"/>
    </style:style>
    <style:style style:name="P105" style:parent-style-name="Standaard" style:family="paragraph">
      <style:text-properties fo:font-weight="bold" style:font-weight-asian="bold" style:font-weight-complex="bold"/>
    </style:style>
    <style:style style:name="T106" style:parent-style-name="Standaardalinea-lettertype" style:family="text">
      <style:text-properties fo:font-weight="bold" style:font-weight-asian="bold" style:font-weight-complex="bold"/>
    </style:style>
    <style:style style:name="P107" style:parent-style-name="Standaard" style:list-style-name="LFO10" style:family="paragraph"/>
    <style:style style:name="P108" style:parent-style-name="Standaard" style:list-style-name="LFO10" style:family="paragraph"/>
    <style:style style:name="T109" style:parent-style-name="Standaardalinea-lettertype" style:family="text">
      <style:text-properties fo:font-weight="bold" style:font-weight-asian="bold" style:font-weight-complex="bold"/>
    </style:style>
    <style:style style:name="T110" style:parent-style-name="Standaardalinea-lettertype" style:family="text">
      <style:text-properties fo:font-weight="bold" style:font-weight-asian="bold" style:font-weight-complex="bold"/>
    </style:style>
    <style:style style:name="P111" style:parent-style-name="Standaard" style:family="paragraph">
      <style:text-properties fo:font-weight="bold" style:font-weight-asian="bold" style:font-weight-complex="bold"/>
    </style:style>
    <style:style style:name="T112" style:parent-style-name="Standaardalinea-lettertype" style:family="text">
      <style:text-properties fo:font-weight="bold" style:font-weight-asian="bold" style:font-weight-complex="bold"/>
    </style:style>
    <style:style style:name="T113" style:parent-style-name="Standaardalinea-lettertype" style:family="text">
      <style:text-properties fo:font-weight="bold" style:font-weight-asian="bold" style:font-weight-complex="bold"/>
    </style:style>
    <style:style style:name="T114" style:parent-style-name="Standaardalinea-lettertype" style:family="text">
      <style:text-properties fo:font-weight="bold" style:font-weight-asian="bold" style:font-weight-complex="bold"/>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opstelling: PC en rasberry pi verbonden met RUTX50 router met ethernet kabels.<text:s/></text:p>
      <text:p text:style-name="Standaard">1<text:span text:style-name="T2">ste</text:span><text:s/>test is een ping test voor een beeld te krijgen op de latency en packet loss vanuit de pi tot internet/iets op netwerk. Commando : ‘ping -c 250 8.8.8.8 &gt; ping****.log’ dit commando wordt 4 keer uitgevoerd op 4g en op 5g zodat er een sample size van 1000 is voor elk.</text:p>
      <text:p text:style-name="Standaard"/>
      <text:p text:style-name="Standaard">2<text:span text:style-name="T3">de</text:span><text:s/>test is een iperf test voor snelheid, throughput, stabiliteit en betrouwbaarheid te meten. Voor deze test wordt er een iperf server gerunt op de PC met volgende stappen: download iperf en run iperf.exe -s in de juiste map. Commando op pi: ‘iperf3 -c [ip PC ethernet] <text:s/>-t 120 &gt; ***.log’ dit commando loopt voor 2 minuten en wordt 4 keer gerunt op 4g en op 5g.</text:p>
      <text:p text:style-name="Standaard"/>
      <text:p text:style-name="Standaard">3<text:span text:style-name="T4">de</text:span><text:s/>test is een https test waar latency van verzoeken wordt getest. Hiervoor wordt een https endpoint opgezet op de pc via ‘api.py’ deze is bereikbaar via ‘http://[pc ip]’. Vervolgens wordt op de pi volgend script gerunt ‘gbssim.sh’. dit script is 250 keer een ‘time curl http://[pc ip] de output wordt dan verzameld in een bestand. 4x op 4g en 5g</text:p>
      <text:p text:style-name="Standaard"/>
      <text:p text:style-name="Standaard">4<text:span text:style-name="T5">de</text:span><text:s/>test is een iperf test die udp simuleert om jitter en Lost/Total datagrams te verzamelen.<text:s/><text:span text:style-name="T6">Commando: ‘iperf3 -c [pc ip] -u -b 1M -t 120 &gt; ***.log’.<text:s/></text:span></text:p>
      <text:p text:style-name="P7"/>
      <text:p text:style-name="Standaard">5de test is ene test voor download en upload speed en wordt uitgevoert op node-red -&gt; implementatie -&gt; flow tonen + uitleg. Laten lopen voor +- 7 min zodat genoeg data.<text:s/></text:p>
      <text:p text:style-name="Standaard"/>
      <text:p text:style-name="Standaard">Laatste een test met smart verlichting. Philips hue bridge en een smartlamp wordt getest op betrouwbaarheid en snelheid. Script : lichtscript.py en wordt 2 keer uitgevoerd op 4g en 5g.</text:p>
      <text:p text:style-name="Standaard"/>
      <text:p text:style-name="P8">3. Testopstelling en meetstrategie</text:p>
      <text:p text:style-name="P9">3.1 Inleiding en opstelling</text:p>
      <text:p text:style-name="Standaard">Voor deze bachelorproef wordt een experimentele netwerkomgeving opgesteld waarbij verschillende netwerktesten worden uitgevoerd in zowel een 4G- als een 5G-context. De opstelling bestaat uit een<text:s/><text:span text:style-name="T10">RUTX50-router</text:span><text:s/>die fungeert als centraal communicatiepunt. Zowel een<text:s/><text:span text:style-name="T11">pc</text:span><text:s/>als een<text:s/><text:span text:style-name="T12">Raspberry Pi</text:span><text:s/>worden via<text:s/><text:span text:style-name="T13">Ethernet-kabels</text:span><text:s/>bekabeld verbonden met deze router. De router beschikt over de mogelijkheid om zowel 4G- als 5G-connectiviteit tot stand te brengen, waardoor een directe vergelijking mogelijk is tussen beide netwerktechnologieën onder gelijke fysieke omstandigheden.</text:p>
      <text:p text:style-name="Standaard">Een overzicht van de opstelling wordt schematisch weergegeven in<text:s/><text:span text:style-name="T14">Figuur X</text:span>, waarin de onderlinge verbindingen en gebruikte componenten visueel worden toegelicht. Deze opstelling vormt de basis voor de verschillende meetreeksen die in deze proef worden uitgevoerd. De Raspberry Pi fungeert als meetclient, terwijl de pc verschillende servers of endpoints aanbiedt (zoals voor iperf en HTTPS).</text:p>
      <text:p text:style-name="Standaard">De testen worden telkens<text:s/><text:span text:style-name="T15">viermaal herhaald op zowel 4G als 5G</text:span><text:s/>om de betrouwbaarheid en reproduceerbaarheid van de resultaten te verhogen. Zo wordt telkens een voldoende grote dataset gegenereerd, wat de latere statistische verwerking ten goede komt.</text:p>
      <text:soft-page-break/>
      <text:p text:style-name="Standaard"><draw:custom-shape svg:x="0in" svg:y="0in" svg:width="45.51042in" svg:height="0.00139in" draw:z-index="0" draw:id="id0" draw:style-name="a0" draw:name="Horizontal Line 37" text:anchor-type="as-char"><svg:title/><svg:desc/><draw:enhanced-geometry draw:type="non-primitive" svg:viewBox="0 0 21600 21600" draw:enhanced-path="M 0 0 L 21600 0 21600 21600 0 21600 Z N"/></draw:custom-shape></text:p>
      <text:p text:style-name="P16">3.2 Test 1: Pingt test – Latentie en pakketverlies</text:p>
      <text:p text:style-name="Standaard">De eerste test heeft als doel een initiële indruk te verkrijgen van de<text:s/><text:span text:style-name="T17">latentie (RTT)</text:span><text:s/>en het eventuele<text:s/><text:span text:style-name="T18">pakketverlies</text:span><text:s/>dat optreedt bij communicatie tussen de Raspberry Pi en het internet. Hiervoor wordt gebruik gemaakt van het ping-commando gericht op het publieke DNS-adres van Google (8.8.8.8), dat algemeen beschikbaar en betrouwbaar is.</text:p>
      <text:p text:style-name="Standaard">Het volgende commando wordt op de Raspberry Pi uitgevoerd:</text:p>
      <text:p text:style-name="P19">ping -c 250 8.8.8.8 &gt; ping_test_4g_1.log</text:p>
      <text:p text:style-name="Standaard">Dit commando verzendt 250 ICMP-echoverzoeken en registreert de resultaten in een logbestand. De test wordt<text:s/><text:span text:style-name="T20">viermaal uitgevoerd</text:span><text:s/>op zowel 4G als 5G, wat resulteert in<text:s/><text:span text:style-name="T21">een steekproef van 1000 pings per technologie</text:span>. De analyse focust op gemiddelde, minimum en maximum latency, alsook op het percentage verloren pakketten.</text:p>
      <text:p text:style-name="Standaard"><draw:custom-shape svg:x="0in" svg:y="0in" svg:width="45.51042in" svg:height="0.00139in" draw:z-index="0" draw:id="id1" draw:style-name="a1" draw:name="Horizontal Line 38" text:anchor-type="as-char"><svg:title/><svg:desc/><draw:enhanced-geometry draw:type="non-primitive" svg:viewBox="0 0 21600 21600" draw:enhanced-path="M 0 0 L 21600 0 21600 21600 0 21600 Z N"/></draw:custom-shape></text:p>
      <text:p text:style-name="P22">3.3 Test 2: TCP iperf – Throughput en stabiliteit</text:p>
      <text:p text:style-name="Standaard">In deze test wordt het programma<text:s/><text:span text:style-name="T23">iperf3</text:span><text:s/>gebruikt om<text:s/><text:span text:style-name="T24">de netto doorvoersnelheid, stabiliteit en betrouwbaarheid</text:span><text:s/>van de verbinding te evalueren. De pc wordt hierbij als iperf-server ingezet, waarvoor eerst iperf3 gedownload wordt en nadien via het volgende commando wordt opgestart:</text:p>
      <text:p text:style-name="Standaard">iperf3.exe -s</text:p>
      <text:p text:style-name="Standaard">Op de Raspberry Pi wordt de client gestart met:</text:p>
      <text:p text:style-name="P25">iperf3 -c [IP-adres PC] -t 120 &gt; iperf_tcp_4g_1.log</text:p>
      <text:p text:style-name="Standaard">Elke sessie duurt 120 seconden en wordt<text:s/><text:span text:style-name="T26">vier keer uitgevoerd</text:span><text:s/>voor zowel 4G als 5G. De verzamelde gegevens bieden inzicht in de<text:s/><text:span text:style-name="T27">gemiddelde throughput (in Mbit/s)</text:span>, het verloop van de snelheid in de tijd, en eventuele onderbrekingen of vertragingen die kunnen wijzen op instabiliteit of congestie.</text:p>
      <text:p text:style-name="Standaard"><draw:custom-shape svg:x="0in" svg:y="0in" svg:width="45.51042in" svg:height="0.00139in" draw:z-index="0" draw:id="id2" draw:style-name="a2" draw:name="Horizontal Line 39" text:anchor-type="as-char"><svg:title/><svg:desc/><draw:enhanced-geometry draw:type="non-primitive" svg:viewBox="0 0 21600 21600" draw:enhanced-path="M 0 0 L 21600 0 21600 21600 0 21600 Z N"/></draw:custom-shape></text:p>
      <text:p text:style-name="P28">3.4 Test 3: HTTPS-requesttest – Latentie van HTTP-verzoeken</text:p>
      <text:p text:style-name="Standaard">De derde test meet de<text:s/><text:span text:style-name="T29">latentie van HTTPS-verzoeken</text:span><text:s/>via een lokaal opgezet endpoint. Op de pc wordt een eenvoudige web-API gehost via het script api.py, dat bereikbaar is via:</text:p>
      <text:p text:style-name="Standaard">http://[IP-adres PC]</text:p>
      <text:p text:style-name="Standaard">Op de Raspberry Pi wordt vervolgens het script gbssim.sh uitgevoerd, waarin telkens een curl-verzoek naar het opgegeven endpoint wordt uitgevoerd en de tijdsduur van dit verzoek wordt gemeten met het time-commando:</text:p>
      <text:p text:style-name="P30">time curl http://[IP-adres PC]</text:p>
      <text:p text:style-name="Standaard">Het script wordt zodanig ingesteld dat het<text:s/><text:span text:style-name="T31">250 opeenvolgende metingen uitvoert</text:span>. Deze test wordt opnieuw<text:s/><text:span text:style-name="T32">viermaal uitgevoerd op zowel 4G als 5G</text:span>, wat resulteert in<text:s/><text:span text:style-name="T33">1000 latencymetingen per technologie</text:span>. De metingen worden geanalyseerd op gemiddelde responstijd, standaardafwijking en uitschieters, en zijn representatief voor het gedrag van toepassingen zoals webdiensten of cloudapplicaties.</text:p>
      <text:soft-page-break/>
      <text:p text:style-name="Standaard"><draw:custom-shape svg:x="0in" svg:y="0in" svg:width="45.51042in" svg:height="0.00139in" draw:z-index="0" draw:id="id3" draw:style-name="a3" draw:name="Horizontal Line 40" text:anchor-type="as-char"><svg:title/><svg:desc/><draw:enhanced-geometry draw:type="non-primitive" svg:viewBox="0 0 21600 21600" draw:enhanced-path="M 0 0 L 21600 0 21600 21600 0 21600 Z N"/></draw:custom-shape></text:p>
      <text:p text:style-name="P34">3.5 Test 4: UDP iperf – Jitter en pakketverlies</text:p>
      <text:p text:style-name="Standaard">Om<text:s/><text:span text:style-name="T35">jitter</text:span><text:s/>(variatie in vertraging) en<text:s/><text:span text:style-name="T36">pakketverlies</text:span><text:s/>te meten, wordt een iperf3-test met het UDP-protocol uitgevoerd. Het commando op de Raspberry Pi is als volgt:</text:p>
      <text:p text:style-name="Standaard">iperf3 -c [IP-adres PC] -u -b 1M -t 120 &gt; iperf_udp_4g_1.log</text:p>
      <text:p text:style-name="Standaard">Hierbij wordt gedurende 120 seconden UDP-verkeer gegenereerd met een bandbreedte van 1 Mbit/s. De test wordt ook hier<text:s/><text:span text:style-name="T37">viermaal uitgevoerd op 4G en 5G</text:span>. De analyse focust op:</text:p>
      <text:list text:style-name="LFO1" text:continue-numbering="true">
        <text:list-item>
          <text:p text:style-name="P38"><text:span text:style-name="T39">Jitter (ms)</text:span>: de variabiliteit in de vertraging tussen opeenvolgende pakketten</text:p>
        </text:list-item>
        <text:list-item>
          <text:p text:style-name="P40"><text:span text:style-name="T41">Verliespercentage</text:span>: verhouding van verloren datagrams ten opzichte van het totaal verstuurde verkeer</text:p>
        </text:list-item>
      </text:list>
      <text:p text:style-name="Standaard">Deze test is vooral relevant voor toepassingen zoals VoIP, videoconferencing en real-time games.</text:p>
      <text:p text:style-name="Standaard"><draw:custom-shape svg:x="0in" svg:y="0in" svg:width="45.51042in" svg:height="0.00139in" draw:z-index="0" draw:id="id4" draw:style-name="a4" draw:name="Horizontal Line 41" text:anchor-type="as-char"><svg:title/><svg:desc/><draw:enhanced-geometry draw:type="non-primitive" svg:viewBox="0 0 21600 21600" draw:enhanced-path="M 0 0 L 21600 0 21600 21600 0 21600 Z N"/></draw:custom-shape></text:p>
      <text:p text:style-name="P42">3.6 Test 5: Download- en uploadmeting via Node-RED</text:p>
      <text:p text:style-name="Standaard">De vijfde test richt zich op de<text:s/><text:span text:style-name="T43">reële download- en uploadsnelheid</text:span><text:s/>vanuit het perspectief van de gebruiker. Hiervoor wordt een bestaande<text:s/><text:span text:style-name="T44">Node-RED flow</text:span><text:s/>geïmplementeerd die meetverkeer genereert en verwerkt.</text:p>
      <text:p text:style-name="Standaard">De implementatie van deze flow wordt grafisch voorgesteld in<text:s/><text:span text:style-name="T45">Figuur Y</text:span>, waarbij de onderliggende logica wordt toegelicht. De meting wordt<text:s/><text:span text:style-name="T46">ongeveer zeven minuten uitgevoerd</text:span><text:s/>om voldoende datapunten te verzamelen en een nauwkeurig beeld te verkrijgen van de netwerksnelheid in beide richtingen.</text:p>
      <text:p text:style-name="Standaard">De resultaten van deze test laten toe om objectieve snelheden te vergelijken met de theoretische capaciteiten van 4G en 5G zoals opgegeven door de provider.</text:p>
      <text:p text:style-name="Standaard"><draw:custom-shape svg:x="0in" svg:y="0in" svg:width="45.51042in" svg:height="0.00139in" draw:z-index="0" draw:id="id5" draw:style-name="a5" draw:name="Horizontal Line 42" text:anchor-type="as-char"><svg:title/><svg:desc/><draw:enhanced-geometry draw:type="non-primitive" svg:viewBox="0 0 21600 21600" draw:enhanced-path="M 0 0 L 21600 0 21600 21600 0 21600 Z N"/></draw:custom-shape></text:p>
      <text:p text:style-name="P47">3.7 Test 6: Smart verlichting – Responsiviteit en betrouwbaarheid</text:p>
      <text:p text:style-name="Standaard">De laatste test evalueert de<text:s/><text:span text:style-name="T48">betrouwbaarheid en reactietijd van smart home toepassingen</text:span><text:s/>onder verschillende netwerkomstandigheden. Hiervoor wordt een<text:s/><text:span text:style-name="T49">Philips Hue Bridge</text:span><text:s/>samen met een slimme lamp ingezet. Via het script lichtscript.py wordt een reeks opdrachten verstuurd om de verlichting aan en uit te schakelen.</text:p>
      <text:p text:style-name="Standaard">Deze test wordt<text:s/><text:span text:style-name="T50">tweemaal uitgevoerd op 4G en tweemaal op 5G</text:span>. Tijdens de uitvoering wordt gemeten hoe snel de lamp reageert op de opdrachten, en of er vertraging, verlies of inconsistentie optreedt. De test is representatief voor het gedrag van IoT-toestellen in mobiele netwerken.</text:p>
      <text:p text:style-name="Standaard"/>
      <text:p text:style-name="Standaard"/>
      <text:p text:style-name="Standaard"/>
      <text:p text:style-name="Standaard"/>
      <text:p text:style-name="Standaard"/>
      <text:p text:style-name="Standaard"/>
      <text:p text:style-name="P51">1. Hoe verschillen 4G en 5G in termen van latency en pakketverlies bij basisconnectiviteit in een gebouwbeheersysteem?</text:p>
      <text:list text:style-name="LFO2" text:continue-numbering="true">
        <text:list-item>
          <text:p text:style-name="P52"><text:span text:style-name="T53">Relevante test</text:span>:<text:s/><text:span text:style-name="T54">Test 1 – Pingt test</text:span></text:p>
        </text:list-item>
        <text:list-item>
          <text:p text:style-name="P55"><text:span text:style-name="T56">Toelichting</text:span>: Deze vraag onderzoekt hoe snel en betrouwbaar een netwerk reageert op eenvoudige netwerkverzoeken, cruciaal voor het functioneren van sensoren, alarmeringen of statusupdates.</text:p>
        </text:list-item>
      </text:list>
      <text:p text:style-name="Standaard"><draw:custom-shape svg:x="0in" svg:y="0in" svg:width="45.51042in" svg:height="0.00139in" draw:z-index="0" draw:id="id6" draw:style-name="a6" draw:name="Horizontal Line 79" text:anchor-type="as-char"><svg:title/><svg:desc/><draw:enhanced-geometry draw:type="non-primitive" svg:viewBox="0 0 21600 21600" draw:enhanced-path="M 0 0 L 21600 0 21600 21600 0 21600 Z N"/></draw:custom-shape></text:p>
      <text:p text:style-name="P57">2. Welke technologie (4G of 5G) biedt hogere en stabielere datadoorvoer voor toepassingen met continue datastromen in een gebouwbeheersysteem?</text:p>
      <text:list text:style-name="LFO3" text:continue-numbering="true">
        <text:list-item>
          <text:p text:style-name="P58"><text:span text:style-name="T59">Relevante test</text:span>:<text:s/><text:span text:style-name="T60">Test 2 – TCP iperf</text:span></text:p>
        </text:list-item>
        <text:list-item>
          <text:p text:style-name="P61"><text:span text:style-name="T62">Toelichting</text:span>: Voor systemen zoals videobewaking, energiemanagement of datalogging is een stabiele en snelle uplink/downlink noodzakelijk. Deze test geeft inzicht in de reële capaciteit.</text:p>
        </text:list-item>
      </text:list>
      <text:p text:style-name="Standaard"><draw:custom-shape svg:x="0in" svg:y="0in" svg:width="45.51042in" svg:height="0.00139in" draw:z-index="0" draw:id="id7" draw:style-name="a7" draw:name="Horizontal Line 80" text:anchor-type="as-char"><svg:title/><svg:desc/><draw:enhanced-geometry draw:type="non-primitive" svg:viewBox="0 0 21600 21600" draw:enhanced-path="M 0 0 L 21600 0 21600 21600 0 21600 Z N"/></draw:custom-shape></text:p>
      <text:p text:style-name="P63">3. In welke mate verschilt de responstijd van webgebaseerde toepassingen in een BMS tussen 4G en 5G?</text:p>
      <text:list text:style-name="LFO4" text:continue-numbering="true">
        <text:list-item>
          <text:p text:style-name="P64"><text:span text:style-name="T65">Relevante test</text:span>:<text:s/><text:span text:style-name="T66">Test 3 – HTTPS-requesttest</text:span></text:p>
        </text:list-item>
        <text:list-item>
          <text:p text:style-name="P67"><text:span text:style-name="T68">Toelichting</text:span>: Gebouwbeheersystemen maken vaak gebruik van webgebaseerde dashboards of API-koppelingen. Deze test toont aan hoe snel het systeem reageert bij interactie via webverzoeken.</text:p>
        </text:list-item>
      </text:list>
      <text:p text:style-name="Standaard"><draw:custom-shape svg:x="0in" svg:y="0in" svg:width="45.51042in" svg:height="0.00139in" draw:z-index="0" draw:id="id8" draw:style-name="a8" draw:name="Horizontal Line 81" text:anchor-type="as-char"><svg:title/><svg:desc/><draw:enhanced-geometry draw:type="non-primitive" svg:viewBox="0 0 21600 21600" draw:enhanced-path="M 0 0 L 21600 0 21600 21600 0 21600 Z N"/></draw:custom-shape></text:p>
      <text:p text:style-name="P69">4. Wat is het verschil in jitter en betrouwbaarheid van tijdkritische datapakketten tussen 4G en 5G?</text:p>
      <text:list text:style-name="LFO5" text:continue-numbering="true">
        <text:list-item>
          <text:p text:style-name="P70"><text:span text:style-name="T71">Relevante test</text:span>:<text:s/><text:span text:style-name="T72">Test 4 – UDP iperf</text:span></text:p>
        </text:list-item>
        <text:list-item>
          <text:p text:style-name="P73"><text:span text:style-name="T74">Toelichting</text:span>: Jitter en pakketverlies zijn belangrijk voor real-time toepassingen zoals audio, video-intercom of alarmmeldingen. Deze test simuleert dergelijk gedrag en evalueert betrouwbaarheid.</text:p>
        </text:list-item>
      </text:list>
      <text:p text:style-name="Standaard"><draw:custom-shape svg:x="0in" svg:y="0in" svg:width="45.51042in" svg:height="0.00139in" draw:z-index="0" draw:id="id9" draw:style-name="a9" draw:name="Horizontal Line 82" text:anchor-type="as-char"><svg:title/><svg:desc/><draw:enhanced-geometry draw:type="non-primitive" svg:viewBox="0 0 21600 21600" draw:enhanced-path="M 0 0 L 21600 0 21600 21600 0 21600 Z N"/></draw:custom-shape></text:p>
      <text:p text:style-name="P75">5. Hoe verschillen 4G en 5G in hun ondersteuning van upload- en downloadsnelheden voor IoT- en clouddiensten in gebouwen?</text:p>
      <text:list text:style-name="LFO6" text:continue-numbering="true">
        <text:list-item>
          <text:p text:style-name="P76"><text:span text:style-name="T77">Relevante test</text:span><text:span text:style-name="T78">:<text:s/></text:span><text:span text:style-name="T79">Test 5 – Node-RED speedtest</text:span></text:p>
        </text:list-item>
        <text:list-item>
          <text:p text:style-name="P80"><text:span text:style-name="T81">Toelichting</text:span>: Deze vraag evalueert hoe snel gegevens (bijv. logdata, camerabeelden) kunnen worden verstuurd naar of opgehaald van cloudplatformen.</text:p>
        </text:list-item>
      </text:list>
      <text:p text:style-name="Standaard"><draw:custom-shape svg:x="0in" svg:y="0in" svg:width="45.51042in" svg:height="0.00139in" draw:z-index="0" draw:id="id10" draw:style-name="a10" draw:name="Horizontal Line 83" text:anchor-type="as-char"><svg:title/><svg:desc/><draw:enhanced-geometry draw:type="non-primitive" svg:viewBox="0 0 21600 21600" draw:enhanced-path="M 0 0 L 21600 0 21600 21600 0 21600 Z N"/></draw:custom-shape></text:p>
      <text:p text:style-name="P82">6. Hoe beïnvloeden 4G en 5G de reactietijd en betrouwbaarheid van smart home-apparatuur binnen een gebouwbeheersysteem?</text:p>
      <text:list text:style-name="LFO7" text:continue-numbering="true">
        <text:list-item>
          <text:p text:style-name="P83"><text:span text:style-name="T84">Relevante test</text:span>:<text:s/><text:span text:style-name="T85">Test 6 – Smart verlichting</text:span></text:p>
        </text:list-item>
        <text:list-item>
          <text:p text:style-name="P86"><text:span text:style-name="T87">Toelichting</text:span>: Slimme verlichting is een representatief voorbeeld van automatisering in gebouwen. Deze test onderzoekt of er verschil is in reactietijd bij bediening via mobiele netwerken.</text:p>
        </text:list-item>
      </text:list>
      <text:p text:style-name="Standaard"/>
      <text:p text:style-name="Standaard"/>
      <text:p text:style-name="P88">1. Reactiesnelheid van systemen (latency &amp; responsiveness)</text:p>
      <text:p text:style-name="Standaard"><text:span text:style-name="T89">Relevante test</text:span>:</text:p>
      <text:list text:style-name="LFO8" text:continue-numbering="true">
        <text:list-item>
          <text:p text:style-name="P90">Test 1: Ping-test</text:p>
        </text:list-item>
        <text:list-item>
          <text:p text:style-name="P91">Test 3: HTTPS-request test</text:p>
        </text:list-item>
        <text:list-item>
          <text:p text:style-name="P92">Test 6: Smart verlichting</text:p>
        </text:list-item>
      </text:list>
      <text:p text:style-name="Standaard"><text:span text:style-name="T93">Deelvraag 1.1</text:span></text:p>
      <text:p text:style-name="Standaard">Hoe verschilt de latency tussen 4G, publiek 5G en privaat 5G in communicatie met verlichting en HVAC-systemen?</text:p>
      <text:p text:style-name="Standaard"><text:span text:style-name="T94">Deelvraag 1.2</text:span></text:p>
      <text:p text:style-name="Standaard">In welke mate is de responstijd van API-aanvragen (zoals statusupdates of opdrachten) verschillend tussen de drie netwerken?</text:p>
      <text:p text:style-name="Standaard"><text:span text:style-name="T95">Deelvraag 1.3</text:span></text:p>
      <text:p text:style-name="Standaard">Hoe snel reageert slimme verlichting op opdrachten via 4G, publiek 5G en privaat 5G?</text:p>
      <text:p text:style-name="Standaard"><draw:custom-shape svg:x="0in" svg:y="0in" svg:width="45.51042in" svg:height="0.00139in" draw:z-index="0" draw:id="id11" draw:style-name="a11" draw:name="Horizontal Line 107" text:anchor-type="as-char"><svg:title/><svg:desc/><draw:enhanced-geometry draw:type="non-primitive" svg:viewBox="0 0 21600 21600" draw:enhanced-path="M 0 0 L 21600 0 21600 21600 0 21600 Z N"/></draw:custom-shape></text:p>
      <text:p text:style-name="P96">2. Betrouwbaarheid en stabiliteit van de verbinding</text:p>
      <text:p text:style-name="Standaard"><text:span text:style-name="T97">Relevante test</text:span>:</text:p>
      <text:list text:style-name="LFO9" text:continue-numbering="true">
        <text:list-item>
          <text:p text:style-name="P98">Test 1: Ping-test (packet loss)</text:p>
        </text:list-item>
        <text:list-item>
          <text:p text:style-name="P99">Test 2: TCP iPerf (throughput stabiliteit)</text:p>
        </text:list-item>
        <text:list-item>
          <text:p text:style-name="P100">Test 4: UDP iPerf (jitter, packet loss)</text:p>
        </text:list-item>
        <text:list-item>
          <text:p text:style-name="P101">Test 6: Smart verlichting</text:p>
        </text:list-item>
      </text:list>
      <text:p text:style-name="Standaard"><text:span text:style-name="T102">Deelvraag 2.1</text:span></text:p>
      <text:p text:style-name="Standaard">Hoe verschillen 4G, publiek 5G en privaat 5G in termen van packet loss bij communicatie met BMS-apparatuur?</text:p>
      <text:p text:style-name="Standaard"><text:span text:style-name="T103">Deelvraag 2.2</text:span></text:p>
      <text:p text:style-name="Standaard">Is de stabiliteit van dataverkeer (doorvoer, jitter, verlies) beter bij privaat 5G in vergelijking met 4G en publiek 5G?</text:p>
      <text:p text:style-name="Standaard"><text:span text:style-name="T104">Deelvraag 2.3</text:span></text:p>
      <text:p text:style-name="Standaard">Wat is de impact van netwerkbetrouwbaarheid op het correct functioneren van slimme verlichting via draadloze netwerken?</text:p>
      <text:soft-page-break/>
      <text:p text:style-name="Standaard"><draw:custom-shape svg:x="0in" svg:y="0in" svg:width="45.51042in" svg:height="0.00139in" draw:z-index="0" draw:id="id12" draw:style-name="a12" draw:name="Horizontal Line 108" text:anchor-type="as-char"><svg:title/><svg:desc/><draw:enhanced-geometry draw:type="non-primitive" svg:viewBox="0 0 21600 21600" draw:enhanced-path="M 0 0 L 21600 0 21600 21600 0 21600 Z N"/></draw:custom-shape></text:p>
      <text:p text:style-name="P105">3. Snelheid van datatransmissie</text:p>
      <text:p text:style-name="Standaard"><text:span text:style-name="T106">Relevante test</text:span>:</text:p>
      <text:list text:style-name="LFO10" text:continue-numbering="true">
        <text:list-item>
          <text:p text:style-name="P107">Test 2: TCP iPerf</text:p>
        </text:list-item>
        <text:list-item>
          <text:p text:style-name="P108">Test 5: Node-RED speedtest</text:p>
        </text:list-item>
      </text:list>
      <text:p text:style-name="Standaard"><text:span text:style-name="T109">Deelvraag 3.1</text:span></text:p>
      <text:p text:style-name="Standaard">Hoe verschillen de uploadsnelheden en downloadsnelheden tussen 4G, publiek 5G en privaat 5G in het kader van HVAC-datalogging en cloudbeheer?</text:p>
      <text:p text:style-name="Standaard"><text:span text:style-name="T110">Deelvraag 3.2</text:span></text:p>
      <text:p text:style-name="Standaard">Kan een hogere bandbreedte op privaat 5G zorgen voor betere prestaties bij real-time HVAC-aansturing?</text:p>
      <text:p text:style-name="Standaard"><draw:custom-shape svg:x="0in" svg:y="0in" svg:width="45.51042in" svg:height="0.00139in" draw:z-index="0" draw:id="id13" draw:style-name="a13" draw:name="Horizontal Line 109" text:anchor-type="as-char"><svg:title/><svg:desc/><draw:enhanced-geometry draw:type="non-primitive" svg:viewBox="0 0 21600 21600" draw:enhanced-path="M 0 0 L 21600 0 21600 21600 0 21600 Z N"/></draw:custom-shape></text:p>
      <text:p text:style-name="P111">4. Geschiktheid van netwerken voor gebouwbeheersystemen</text:p>
      <text:p text:style-name="Standaard"><text:span text:style-name="T112">Synthese van alle testen</text:span></text:p>
      <text:p text:style-name="Standaard"><text:span text:style-name="T113">Deelvraag 4.1</text:span></text:p>
      <text:p text:style-name="Standaard">Welk netwerk biedt de beste allround prestaties (latency, betrouwbaarheid, stabiliteit, snelheid) voor toepassing in verlichting en HVAC?</text:p>
      <text:p text:style-name="Standaard"><text:span text:style-name="T114">Deelvraag 4.2</text:span></text:p>
      <text:p text:style-name="Standaard">In welke mate voldoet publiek 5G aan de vereisten van gebouwbeheersystemen vergeleken met een private 5G-oplossing?</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20pt" style:font-size-asian="20pt" style:font-size-complex="20pt"/>
    </style:style>
    <style:style style:name="Kop2Char" style:display-name="Kop 2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2F5496"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2F5496"/>
    </style:style>
    <style:style style:name="Kop5Char" style:display-name="Kop 5 Char" style:family="text" style:parent-style-name="Standaardalinea-lettertype">
      <style:text-properties style:font-name-asian="Times New Roman" style:font-name-complex="Times New Roman" fo:color="#2F5496"/>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2F5496"/>
    </style:style>
    <style:style style:name="Duidelijkcitaat" style:display-name="Duidelijk citaat" style:family="paragraph" style:parent-style-name="Standaard" style:next-style-name="Standa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DuidelijkcitaatChar" style:display-name="Duidelijk citaat Char" style:family="text" style:parent-style-name="Standaardalinea-lettertype">
      <style:text-properties fo:font-style="italic" style:font-style-asian="italic" style:font-style-complex="italic" fo:color="#2F5496"/>
    </style:style>
    <style:style style:name="Intensieveverwijzing" style:display-name="Intensieve verwijzing" style:family="text" style:parent-style-name="Standaardalinea-lettertype">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n De Somviele</meta:initial-creator>
    <dc:creator>Jan De Somviele</dc:creator>
    <meta:creation-date>2025-05-24T15:10:00Z</meta:creation-date>
    <dc:date>2025-05-25T12:48:00Z</dc:date>
    <meta:template xlink:href="Normal" xlink:type="simple"/>
    <meta:editing-cycles>4</meta:editing-cycles>
    <meta:editing-duration>PT0S</meta:editing-duration>
    <meta:document-statistic meta:page-count="6" meta:paragraph-count="22" meta:word-count="1734" meta:character-count="11250" meta:row-count="79" meta:non-whitespace-character-count="9538"/>
  </office:meta>
</office:document-meta>
</file>